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Scope.defines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enterScope( Map &lt; String , Object &gt; arg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State.convertValue( Object value , TypeDescriptor targetType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State.setVariabl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setLocal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initVariableSco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State.lookup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State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find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get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Scope.lookup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operate( Operation op , @ Nullable Object left , @ Nullable Object righ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ressionState.getPropertyAc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convertValue( TypedValue value , TypeDescriptor targetTyp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State.getRoot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lookupLocalVari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riableScope.VariableScop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Scope.set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getActiveCo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State.ExpressionState( EvaluationContext context , Spe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ExpressionState( EvaluationContext context , TypedValue roo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ExpressionState( Evalu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popActiveContex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riableScope.VariableScope( @ Nullable Map &lt; String , Object &gt;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State.getScopeRootCo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State.ge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getTyp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State.ExpressionState( EvaluationContext context , TypedValue rootObject , SpelParser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State.enterScop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State.enter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State.pushActiveContextObject( TypedValue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State.initScopeRoot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riableScope.Variable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State.exi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